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a0e2" officeooo:paragraph-rsid="0015a0e2"/>
    </style:style>
    <style:style style:name="P2" style:family="paragraph" style:parent-style-name="Text_20_body">
      <style:text-properties officeooo:rsid="0015a0e2" officeooo:paragraph-rsid="0015d82c"/>
    </style:style>
    <style:style style:name="P3" style:family="paragraph" style:parent-style-name="Text_20_body">
      <style:text-properties officeooo:rsid="0015a0e2" officeooo:paragraph-rsid="00161c98"/>
    </style:style>
    <style:style style:name="P4" style:family="paragraph" style:parent-style-name="Text_20_body">
      <style:text-properties officeooo:paragraph-rsid="0015a0e2"/>
    </style:style>
    <style:style style:name="P5" style:family="paragraph" style:parent-style-name="Heading_20_2">
      <style:paragraph-properties fo:break-before="page"/>
    </style:style>
    <style:style style:name="P6" style:family="paragraph" style:parent-style-name="Subtitle">
      <style:text-properties officeooo:rsid="0015a0e2" officeooo:paragraph-rsid="0015a0e2"/>
    </style:style>
    <style:style style:name="T1" style:family="text">
      <style:text-properties officeooo:rsid="0015a0e2"/>
    </style:style>
    <style:style style:name="T2" style:family="text">
      <style:text-properties officeooo:rsid="0015d82c"/>
    </style:style>
    <style:style style:name="T3" style:family="text">
      <style:text-properties officeooo:rsid="00161c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2 Part 1</text:p>
      <text:p text:style-name="Text_20_body"/>
      <text:p text:style-name="P6">Zachary Kaarvik</text:p>
      <text:p text:style-name="P6">301134028</text:p>
      <text:p text:style-name="P6">zkaarvik@sfu.ca</text:p>
      <text:p text:style-name="P1"/>
      <text:h text:style-name="P5" text:outline-level="2">Question 1:</text:h>
      <text:p text:style-name="P4"><text:span text:style-name="T1">CLOCK_REALTIME: System wide clock representing nanoseconds since the Epoch (</text:span>January 1, 1970<text:span text:style-name="T2">). Will be affected by changes in system time.</text:span></text:p>
      <text:p text:style-name="P2">CLOCK_MONOTONIC: <text:span text:style-name="T2">Time in nanoseconds since some unspecified point. Will not be affected by changes to the system clock. Best for calculating relative time between two events on the same computer in the same session.</text:span></text:p>
      <text:p text:style-name="P1">CLOCK_PROCESS_CPUTIME_ID: <text:span text:style-name="T3">Represents the total time the current process has consumed active on the CPU. Appropriate to use to find the time that code running in the current process takes to execute, ignoring the time spent computing other processes.</text:span></text:p>
      <text:p text:style-name="P3">CLOCK_THREAD_CPUTIME_ID: <text:span text:style-name="T3">Represents the total time the current thread has consumed active on the CPU. Appropriate to use to find the time taken for the code running in the current thread to execute, ignoring time spent computing other threa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8:25:52.504637975</meta:creation-date>
    <dc:date>2015-02-18T21:41:40.835727562</dc:date>
    <meta:editing-duration>PT2H27S</meta:editing-duration>
    <meta:editing-cycles>2</meta:editing-cycles>
    <meta:generator>LibreOffice/4.2.7.2$Linux_X86_64 LibreOffice_project/420m0$Build-2</meta:generator>
    <meta:document-statistic meta:table-count="0" meta:image-count="0" meta:object-count="0" meta:page-count="2" meta:paragraph-count="9" meta:word-count="143" meta:character-count="916" meta:non-whitespace-character-count="782"/>
  </office:meta>
</office:document-meta>
</file>